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er-stats.v6.s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num_assoc</text:p>
          </table:table-cell>
          <table:table-cell office:value-type="string" calcext:value-type="string">
            <text:p>res_definite</text:p>
          </table:table-cell>
          <table:table-cell office:value-type="string" calcext:value-type="string">
            <text:p>res_most_definite</text:p>
          </table:table-cell>
          <table:table-cell office:value-type="string" calcext:value-type="string">
            <text:p>res_btc_definite</text:p>
          </table:table-cell>
          <table:table-cell office:value-type="string" calcext:value-type="string">
            <text:p>res_probable</text:p>
          </table:table-cell>
          <table:table-cell office:value-type="string" calcext:value-type="string">
            <text:p>res_improbable</text:p>
          </table:table-cell>
          <table:table-cell office:value-type="string" calcext:value-type="string">
            <text:p>res_starke</text:p>
          </table:table-cell>
          <table:table-cell office:value-type="string" calcext:value-type="string">
            <text:p>res_scheitle</text:p>
          </table:table-cell>
          <table:table-cell office:value-type="string" calcext:value-type="string">
            <text:p>res_keyscan</text:p>
          </table:table-cell>
        </table:table-row>
        <table:table-row table:style-name="ro1">
          <table:table-cell office:value-type="string" calcext:value-type="string">
            <text:p>2001:41d0:602:25d4::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b:fa2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b98:dc2:43:216:3eff:fefb:a67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8:6a1b::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a:347::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7:5300:60:cff1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8:c697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1d0:2:d41c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8:b7d0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4:52c0:101:97f::dcb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cb97:a67c::cb97:a67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4:2dc0:100:42e::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5071::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e35:243f:70b0:1e1b:dff:fe0b:236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7b40:4f62:1e25::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2:6dec:517c::6dec:517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8:6d0e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61:71cb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c003:b9d2::c003:b9d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648:2ffc:108:dcdb:eeff:fe7b:9cc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1bc0:cc::a00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0:6c40:5900:2863:201:2eff:fe6c:82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60:24d2::42:544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1:600:9d80:2d14::84c2:c69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7b40:50d1:e77e::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5dbe:8c0e::5dbe:8c0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0:630d::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cb00:d3d:7700:227:eff:fe28:c56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3:b0c0:1:e0::2d1:6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51:5149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604:3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2a:8d9::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3c04::f03c:92ff:fee2:9c8d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c0f:fce8:0:400:b7c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7b40:b0df:8bf3::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67c:2f0::20:fa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e0a:2d1:c4e0:dcaf:42df:10b1:646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171:29eb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88f3:2a9c::88f3:2a9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60:476d::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0:24bb::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1700:22f1:641f:e8:39c8:eb1d:a1e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7:5741:0:4e4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140:708a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7143:3::2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8389:1c0:9680:201:2eff:fe82:b3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2:c0d2:c622::c0d2:c6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ba0:fffa:5d::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f2f8:ad40:bc1::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5a67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60:1964::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2149:88e9:8e00:210:5aff:fea2:e07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f2c0:ec98:5:dea6:32ff:fe0a:968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9:2b:2ace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8:d941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2a:201b::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3b:17e5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d0:bef2::1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a:2496::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303:6826::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1:3900:2:1::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1:52cc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4969::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1205:c6aa:60c0:70d8:aaee:a82d:993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a0d::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2698:602a:1019:95ba:a647:8ef7:15b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5:e200:d202:300:20c:29ff:fef1:85ec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171:351b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60:4192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2:ffb6:4:2798:f816:3eff:fe2f:54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8071:82cb:af00:778d:dc56:e57c:b1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175f:6692::175f:66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4:52c0:101:3fb::4c2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607:5300:60:2827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7:7c80:54:10::1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ba0:ffff:1c3::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2:175e:bc32::175e:bc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2:2405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3:4000:6:416c::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90:91c4::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7e00::f03c:92ff:feb3:8966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400:8904::f03c:92ff:feb3:89c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0:3c02::f03c:92ff:fea7:e78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3c00::f03c:92ff:fea7:e70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0:3c03::f03c:92ff:feb3:890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1:282:847f:e853:ffc:e834:afd5:b0a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010:285e::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1:58b:101:7420::aec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a:104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c207:3005:1280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8:bc5c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1:442:c300:124:1cc3:f70a:2d96:6cb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1205:5009:9080:c879:8d43:87d0:af7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203:a8b::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2:5bc:3e21::5bc:3e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7f:b278:1300:a4b0:5385:dd52:e8f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121e:76b9:0:211a:a571:a888:312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0:9005::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1205:c6bd:5e0:f6e3:ea36:9b83:96f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1398:4:2a03:215:5dff:fed6:103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c2c:6fae::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e34:ecb0:e270:3bcb:c1f2:261a:40b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010:ea1::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505d:d5f6::505d:d5f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a:f352::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c17:7cf9::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2:7321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7158::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8:25d2: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c010:2f13::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7366::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11:4c4::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a:a0f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71:16af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5:6580:2140:3a00:c28c:983:364b:5d7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750b::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010:2876::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1c:288::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20:80cc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0:42e6::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a:b46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c010:518a::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c010:5995::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303:a309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4b:194f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203:99c::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409:10:a3c0:4a00:c426:6e60:8e59:c7e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2:bf8f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c2c:d104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7523::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12:1b49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1b21::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2:74e1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7a0:2:137a::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221:3f4d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1700:6b0:d200::ff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7c8:aab5:3e6:5054:ff:fed7:4e5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c010:5979::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203:1703::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1d0:a:176a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70:83f0:1:6ef0:49ff:fee3:d6b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985:4898:1:35bf:3aeb:137c:1d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3cc8::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c010:25ad::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c17:6c91::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010:1508::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43e9::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50:3461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0:8171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5401::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0b:3699::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133b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2:33a3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610:1908:ff01:f816:3eff:fe33:2e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1d:288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c2c:6533::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130:300:1520:1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2:2e54:400:400:93a:21a5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3:b0c0:2:d0::347b:f0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88f3:edbb::88f3:edb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2017:2654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0c:bd7::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303:89e8::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9:c010:2227::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c010:21a8::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303:b482::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c010:597d::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7a0:2:137c::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200:832b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ec0:7208:0:5abd:be50:afbc:53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c17:7e2a::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2:4212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2:72e9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72cb::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c17:77b6::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a:be3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c2c:704e::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c17:7c2d::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7c0:2310:0:f816:3eff:fe78:8ff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92:4329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a:cd2::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c010:2472::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4c74::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2a:c12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2a:c0d::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210:14ab::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a:560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c2c:751f::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a:c13::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1d0:800:23c7: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c010:38a9::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40d:1a:519:6a00:3ed4:58f1:26b8:b0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722d::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c17:77b8::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403:422::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2:5bc:3e18::5bc:3e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2:1183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27f3::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231:94::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2af1::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c17:7ac6::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808f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4d15::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c35b:ef08::1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1:282:800:210::23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190:240f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1:18d:8900:cc0:219:d1ff:fe75:dc2f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1630:14::1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3003:3204::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de5a::ec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3:4000:3e:28f:a4df:65ff:fe0f:a52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120b:2c3c:ec30:5054:ff:fe42:fe6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6:da1c:50b:cd03:71b2:b8bd:4ea7:69e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b98:dc0:51:216:3eff:fe72:2b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0:5263::ba1d:e39f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4a:1152::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3:4000:2a:514:e4b7:6cff:fe74:56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408:8025:fc:1c01:216:3eff:fe7a:5ae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806:105e:1:6ac1:256e:bd98:49f5:85e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985:55a0:1::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19f0:5:35ed:5400:2ff:fe98:a31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406:da12:ce1:f003:195b:6435:e285:be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f:2a80::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0:7c80:0:4e::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60:6092:d7bd:a39:3e52:b65d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b:ae40:3:4a0a: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e34:ee85:be40:7808:50fe:5131:f5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71:721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19f0:5:5b2a:5400:3ff:fe0c:70e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90:16:301::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3:e2c0:1ce::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d:c580:1:3::1cc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9:c010:84f4: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2:2e08:c6ca::2e08:c6c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1f0b:407:a8d8:4848:1ba3:c3dd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4:2d80:8d12:db00::2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60:4b14:198:50:196:1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602:2785: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bd:d00::3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1f18:66fc:d700:826f:baea:cfe3:b7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3:b0c0:2:f0::f8:e00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a:370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9:8a6c:107:14b0:9410:369e:ff32:dc2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c0f:f598:5:1:1001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1:a5b8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bc8:6005:2:ec4:7aff:fe71:826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e0a:29:1d40:20c:29ff:feef:ccaf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3:c980:db:47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240:5f52:9246:ae1f:6bff:febc:c4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d:1fcf::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19f0:6001:306f:ec4:7aff:fe8f:66ec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90:5176::12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3:c980:db:18f::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22:2216::2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0:8901::f03c:92ff:fe64:7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5:d018:a75:6c01:7a48:ad41:9ed:ed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509:8ce4::509:8ce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818:e245:f800:7219:e3ec:79f4:d6fe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0:23c4:8b93:3d01:5c7f:9c5c:dc56:7cbe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e35:2f02:9830:e4d4:1d1a:fea8:8f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4b:5511::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5:a601:aaf2:7f00:dea6:32ff:fe53:8aa8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6c4a:5e7f:f657::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7c80:0:10b::3fa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cbdf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0:4016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2f0b:4b06:5a00:85e:5a01:16d7:89a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1:646:8300:11d0:dea6:32ff:feb2:f64d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171:1c3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11:17c9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1205:5046:36f0:cea5:c784:91b3:9b6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3:1b20:1:f410::13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120b:2c7e:8490:816:2465:8c66:c0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67f8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8740:1:ffc5::8c6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2:550b:37d7::550b:37d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1008:b86: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406:da14:335:b600:fe7c:c5bf:f3be:e4d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8:88de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2:253b:2f1a::253b:2f1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4:a880:800:c1::424:f001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a:6a27: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bc8:2758:ff00::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120b:2c0d:50c0:741a:e1e5:b9bd:9ea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7c80:0:80:bf1:f93:4e5e:ed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4b:16ef::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70:7:b74::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403:c20::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a:6b96::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5:e000:1300:c6c2:cc29:ccff:fe42:300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238:4265:f500:3ddf:1b05:2e75:cb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ff28:800f:97:225:90ff:fe75:11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19f0:7000:9109::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4a:2f9b::2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1:646:8100:11b3::4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804:14d:32b2:3631:e880:c30:fab4:64d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3:b0c0:3:e0::18b:60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201:8367::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4:6800:5e11:162:5c8f:d2ff:fe26:146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7d79::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3:6000:870:0:46:23:87:2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60:175e::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a:73a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e35:2f12:cb70:db2a:1f2a:1449:55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7:5741:0:da0::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604:a880:4:1d0::f8:f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70:28:3d5::1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b07:646a:a9e6:337f:2edc:5839:a957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1f1a:172::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238:4234:2700:4645:e374:b8e4:96dd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1608:1b:f9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120b:2c6c:4280:5c79:b6af:fb2d:48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4:3544:1000:1510:706c:abff:fe6c:501c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7b40:4f62:1ffd::1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70:28:2f6:f3cb:27c5:df6b:8ca9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71:14c4::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3:d2:c715:2c00:3ea8:2aff:fe9f:d2f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8:9521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9:8a15:1e22:d700:b669:21ff:fed0:ac4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d:dc9::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0:6346::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1:10b7::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3ead:9879::3ead:9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41:1c06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23a8:41d0:5800:20c:29ff:fe0d:6a7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6:da12:ce1:f000:3f3e:703c:43ed:ad4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2e08:c6de::2e08:c6d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5:d018:a75:6c00:a12d:964b:49f7:30f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1620:c24:1:11:32ff:fe29:99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3:cb:872f:6602:aaa1:59ff:fe1e:4e7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208a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0:4050:a920:6700:cdc2:fe3e:7fec:4e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3:1b20:4:f011::12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1f11:b5e:2a01:4b8a:77b4:c73a:90d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8084:6981:7880::15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162:24a6::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7b8:3:47:213:154:229: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7:abc4::1:9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2b:cb::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1:482:4580:480:102c:f888:3444:9c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1f0a:15bc::2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806:2f0:9121:1e14:5c38:1737:b3d8:17e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7b40:50d0:e6aa::1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12:3ac1::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7:5741:0:115d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1f11:b5e:2a00:16d3:9e21:7822:fef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4a:4e46::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0:1f18:64d9:1603:4436:871e:2bfe:7403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1328:e101:c00::16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c0c:7985::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303:5ee6::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203:67a5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985:79af:20::35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6:da14:335:b601:ceb7:b4fc:a855:f3a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2:61:7817:1000::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1:246:0:26:2e0:4dff:fe6c:a5e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600:1f1c:2d3:2403:8756:373f:80e3:b8a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72:31cf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4:4300:a:2e:21b:21ff:fe11:3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e0a:366:36c0:a460:dbff:fe63:f286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406:da12:ce1:f001:126f:fb5c:dc8f:9ef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a:3840:8078:20:b::2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e35:2fba:2e90:1:0:b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4:ee41:82:3088:ec96:f3ff:fe04:57b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17:f817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a:69a2::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3002:7468::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1f1c:2d3:2400:f15e:2f2a:760d:a33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ddc1:20:2092:d0ff:fee4:e0b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10:3781:17e:0:20c:29ff:fe89:99c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2014:8757::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c010:9a7a::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e0a:3f7:89f0:585f:2500:60da:25c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1:246:5601:7af3:467b:a803:f562:c1d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af6b::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2:b951:9d6e::b951:9d6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982:27f2:1:7271:bcff:fe94:d5bb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8805:2400:14e:12dd:b1ff:fef2:30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0:318e::2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678:cc8::1:10:88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4b:4605::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5:d014:a55:4000:8dde:69f:4ac7:b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15af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5:f480:1800:697:5400:2ff:feb6:c36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bc8:399f:f000::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8:d28a::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5:e000:1c0c:84e3:19a6:bc25:e984:586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a:c801:1:4::2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8308:8087:aa00:bc6:9c33:a81d:2f6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999:20:89c:d1af:6847:cf6b:446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3:db:ef01:ff00::f00d:bab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0:1f1c:2d3:2401:6989:b1fd:d2a6:fbc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1:7235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1700:5b2b:5f::80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5:a000:1327:c14:7dd2:bd3f:e8c1:80d5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4:2dc0:200:1623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985:be01:1:1cdd:f07c:c914:fac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0:2410:30e0:6500:ca4:693d:aa25:e3d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7:9280:b:73b:250:56ff:fe21:bf3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20:838c::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6:da1a:5b2:ea03:f688:2f8:2b4e:d7f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1:8408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1:1c0:5a00:b7c0:7fae:30d7:d25e:d70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406:da14:335:b603:ac60:b9ad:1baf:169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1f18:66fc:d701:3859:b6bd:7e7c:c5a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d:1000:0:5:225:90ff:fe7f:6e2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c:ad2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403:34ac::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1f11:b5e:2a03:f668:b5fd:dd89:f85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a0:727d::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3b:7ce::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8ba4:102:ffff::4a2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2:ff1e::7285:c2ff:fe2d:29a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3:4000:36:d1:8da:abff:fea4:41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10:3781:84b:1:b123:6306:943a:f09b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1c02:2f18:d00:b62e:99ff:fe49:d49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9:4a:13a5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e0a:252:6bd0::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e:9e7::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242:174c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0b:4598:5054:ff:fe84:7c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985:ccc4:1:1e69:7aff:fe0b:376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5464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804:14d:baa7:971f::1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1:646:8d00:9c:452f:be81:5495:7d9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f:df00:0:254::4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1620:510:0:20d:b9ff:fe4f:73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2:b9ee:fac8::b9ee:fac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1:d002:4402:0:8f28:591a:6ea0:c683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11:1e4b::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1f07:281:d250:99ff:fe87:75b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605:9880:201:17::4b7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e0a:843:f350:1853:e8d6:1e82:62e8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cb04:a2d:6400:765b:e706:d747:b52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10:3781:854:0:20c:29ff:fed2:868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0:5167::2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8800:3600:f75:1801:f203:1a4c:36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0:10ac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e34:efb4:9640:8957:76e4:3123:2e0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41d2::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5:d018:a75:6c03:e4c8:274c:493f:2c3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2024:6115::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a:58d1::11d8:85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2:42f0:edac::42f0:eda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41:47::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c1c:f0b::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f344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31:4a16::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e0a:cc:add0:dc54:587b:ccc4:cc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70:1f15:c43::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7c8:aac2:180:5054:ff:fe56:8d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7:b400:1:34c::2:10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c36d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3:8080:1540:2d:d0ba:153e:d085:9b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1d0:a:623c::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bc8:323c:100::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2:c338:3f04::c338:3f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fa18:3a01::2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9:4b:10d5::2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e35:2e40:6830:211:32ff:fea6:de3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303:6590::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1f0::62:6974:636f:696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8d8:87c:7c00::99:3c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5:d01c:41e:1603:5027:1431:472c:3e3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a45a:94cd:f00d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cb00:f98:ca00:5054:ff:fed4:763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1d0:2:590f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222:351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21:39c1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e:388:1842:a500:6d7a:2e2e:4dd8:be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0a:1d8f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0:546e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5:ae00:203::20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42f0:edb4::42f0:edb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b2f0:aa11:d482:77ff:feb6:c0c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13a0:3015:1:85:14:79: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30:17:1::ffff:115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6:cd40:400:1::19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8:7969::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13b8:f001::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a:c801:1:7::18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607:5300:60:7aa2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2:b938:5108::b938:51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a:390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92:23ca::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72:3502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2a7d:f9c3::2a7d:f9c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21:618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e0a:16f:91e0:a6ba:dbff:fec5:1e9b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4:ee41:83:50df:d908:f71d:2a86:b33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2020:1658::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638:a000:4140::ffff:19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50:6385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1:83d0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2:1f00:8001:3ec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2:c13a:c4d4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2:4017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67c6:c011::67c6:c0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400:8907::f03c:92ff:feb4:da2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120b:2c66:8380:f76c:b3c1:3814:a82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bc8:6005:b:ec4:7aff:fe0e:cd8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2627:cd06::2627:cd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26c3: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400:2412:103:c900:825:8f20:eaff:65c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718:801:311:5054:ff:fe19:c48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601:188:c401:5720:c030:da55:41f2:4af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0:5415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9:8a1e:a9af:3660:c8bd:ff98:882a:5cc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3:4000:47:f1::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010:148f:ffff:ffff:ffff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3624:cd69::3624:cd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31:3e53::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ab00:603:84::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2:2dcf:3a71::2dcf:3a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6d40:3001:d901:dea6:32ff:fe44:4b2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6f:7a5::cafe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c16a:1c08::c16a:1c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1838:2a:1500:c429:c2b9:203:788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51:5186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4b:4cdc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20:11c:5001:1118:d267:e5ff:fee9:e6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a:29c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120b:2c39:eef0:b194:e7ba:2c6f:4a1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20:738d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3:5800:9100:f300::bcbc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d951:2::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908:1a64:65e0:d01a:5518:8ad7:279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2:c338:3f0a::c338:3f0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67c:2354:2::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e8a5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0:60aa::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638:a000:b101::2b3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3:b0c0:1:d0::3076:70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0:3829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908:1e43:b2a0:7285:c2ff:fe83:4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303:59b2: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303:6586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50:714f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800:275e::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241:4fda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3:4000:32:387:249a:daff:fe29:fb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c7f7:1874::c7f7:18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41:1eea::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a0:52cb::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41:1f90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120b:2c32:270:60e1:7958:8da0:713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800:184b: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3:8080:720b:2811::beef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0a:2da3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31:4ae0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1004:395b::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700:3d63::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2:42f0:edaa::42f0:eda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7:5741:0:608::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2:1206:4547:17e0:e8c3:70bc:bd46:adc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42:4b89::2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b940::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a:fbd6::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8:ba3c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405:aa00:2::4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40:7105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2ebc:1e76::2ebc:1e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1:80cc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0:81d4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4a:161d::7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2:a311:8143:8c00::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e0a:520:a660:ac75:6c0e:747c:887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42f0:ed9b::42f0:ed9b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303:6cd7::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981:bdbd:1:c506:7d38:4b47:da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1:540e::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4a:4824::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62e2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1:232f::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0c:fcdd::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303:d9c3::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20:6e:a008:1:42:42:42: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70:6e:7a5::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5dbe:8cc6::5dbe:8cc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3:6200:8810:f7a9:b3ac:41bf:4a06:bc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2:ffb6:4:80c3:f816:3eff:fec6:600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2:5fd3:8a6e::5fd3:8a6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c338:3f05::c338:3f0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4:a880:2:d1::63:40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1:f606::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67c:2db8:6::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0:6180:0:d1::53e:a0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2:67c6:c00e::67c6:c00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8071:9294:9b00:f82c:7a3b:3093:611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21:4406::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a441:8b5b:1:8af4:fb63:11:6f2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0:90c3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2043:1190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3:4000:36:258:28be:a1ff:fe9b:4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5:2020:3724::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1d0:800:475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a:205f::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2:c207:2017:6151::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3003:3425::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90:6071::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b07:5d32:b142:a198:c998:8e06:ff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13b:bd6::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181f:0:4163:741f:3ddc:c939:e4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bc8:3444::ba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2019:2831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602:23a7::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1d0:a:fb4f::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8b0:1a6:0:a6bf:1ff:fe50:8dc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60:6298: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8:d444::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c010:29c4::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2:ffb6:4:739e:f816:3eff:fe00:c2b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a:8c41::b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ba0:ffec:b9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3:8081:6c03:9ebf:215:5dff:fe01:96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3:4000:6:8009::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3b:2e09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6095::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bc8:4700:2000::231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7a7:2:1db9:225:90ff:fee3:3a6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7:5501:3000:2056::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c010:2873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602:4cc::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f470:8:1048:ae1f:6bff:fe70:72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3002:8885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cb14:cf6:bc00:d883:5e52:b88a:cd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010:31a1::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550:3d05:156::10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60:9bf::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e0a:224:65c0:f80b:401e:3cf5:df9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602:26c9::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3179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180:1:1::517:10b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2:c207:3002:5433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7511::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0a:3a5d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8:d644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7:5300:60:714::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17:6dd0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5460::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1b60:2:354:1011:b391:55af:ae7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4:2dc0:200:3f0::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2b:29ab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2:ffb6:4:c094:f816:3eff:feaf:6ce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2:908:13c8:a20:211:32ff:fe6c:1b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4a:1646::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60:1415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10:5292::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b51e:fc:21f:c6ff:fe9b:b7f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2:7b40:3e4d:9896::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203:6581::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21:247a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1:84a1::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5:2021:4216::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678:ec:1:250:56ff:fea7:47e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2b88:2:1::5b29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7b40:b905:37db::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da8:8001:7a39:f035:7d:b99f:eb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4780:8:6:2:93de:ce15:76cf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10:5243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3001:7776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c010:53ec::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8d8:96a:9300::ad:ae2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19f0:5001:2eea:5400:2ff:fe2f:dac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c2c:f48b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41:2254::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1f2b:8cbe::1f2b:8cb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4d78:7455::4d78:74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4:a880:400:d0::b82:50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1:19b:c700:1a80:21e:4fff:fe32:a8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22:2cd5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7433::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4b:42cb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7b40:b905:373e::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804:14c:1a5:834d:2c0:8ff:fe90:28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2:c207:0:4971::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ba8:1f1:f069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8:b8ca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c79c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bc8:1200:0:dac4:97ff:fe2a:35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90:4348::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7504::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8:90d4::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2a:2e46::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bc8:6010:207:c4d6:4ef9:2faa:e13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7c80:0:71::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b:10:9141:400:49b4:3a2e:1e5:84c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0:1828:a004:2::6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c2c:6265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2c6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8:78d4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8d8:9a1:6f00::5d:ba9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2:5511:8391::5511:839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c17:6665::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40:2123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e00:fff0:1e2::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1f0a:89a::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1d0:8:de3d::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0:3c01::f03c:91ff:fed8:db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c010:5461::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2a:1d01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44c2:55c9:e472:517:590f:787a:9af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010:2860::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5511:8386::5511:83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4:52c0:101:383::2a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7c8:d007:81:5054:ff:febe:b6c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3:9da0:f6:1::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602:19ef::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1:d002:2102:b00:211:32ff:fe9e:7ae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17:78c5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2:d26::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3:4000:36:29a:b8f4:38ff:fe1f:bec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61:214e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71:1e57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3484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0c:80c3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12d8:7001:1:46e7:6915:75be:92f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2:ba9b:e22b::ba9b:e22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2015:7472::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8:10a4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41:316e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d880:11::20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1c90::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303:c3b7::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50:3083::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bc8:2758:fb00::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5bdb:19e8::5bdb:19e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f115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1:b40d::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a:66b::2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c17:7d81::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40:3144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b:fd8::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4:2180:0:1::40b:56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20:1391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1:1012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2:f1d6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1:8637::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4:2180:0:2::f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31:3560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0b:2757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2:53c3::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1:9082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203:37d2: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8:6728::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4:a880:400:d1::96b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30:71d2::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7b40:b0df:8925::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010:113f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21:45c8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303:d80a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c0c:ead9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203:7256::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a:1ce6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1000:2c63::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1:792b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390:9000:0:218:7dff:fe10:be33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7c8:d002:318:5054:ff:febe:cbb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13a:cdd::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1700:38d0:2fc1:5054:ff:fecb:8a5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bc8:4400:2b00::1c:b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0:1f14:34a:fe00:6:de9e:7b5e:a55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60:240d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806:103e:27:33c3:1c3d:4c5:530:50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af8:fab0:808:85:234:145: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403:34e6: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201:11ea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2:32c6::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1f19:6ab::2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138:a017:b018::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bc8:6005:0:529a:4cff:fe84:d1e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4a:31de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605:e000:1c0b:8717:3be9:e2cb:79:bea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a0:9308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1:f2d4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c0c:932a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7e01::f03c:91ff:fee3:a22f</text:p>
          </table:table-cell>
          <table:table-cell office:value-type="float" office:value="254" calcext:value-type="float">
            <text:p>25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60:b51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1:f68c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c0c:b4fc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5:e000:1c0a:c05b:5054:ff:fe1b:29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1768:2001:27::ef6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5:6400:20:13bf:df1d:181c:83bb:22e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981:9991:1:7285:c2ff:fe2c:21e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3a:4e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1f16:625:e00:caa5:7369:73a4:5711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1:282:8001:c20:f7eb:71e0:aa20:fda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7c80:0:25::e37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b:20d7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d0:0:1c::2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fea8:660:5543:9557:459:d24:1a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7c8:d002:10f:5054:ff:fe5c:dac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3:ce:8f48:b200:7285:c2ff:fe8c:da8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41:46df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b07:5d29:99a5:194b:3874:d65e:a90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17:96bf::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a0:14ec::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1f40:5001:100::31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92:2123::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17:b7b3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60:614::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1f1d:61f:cd1a::bc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41:1389::2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0b:f04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19f0:5801:12e2:5400:2ff:feb0:e8ad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e0a:3fc:e2e0:c19f:ffee:1689:23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e34:ec4b:b20:28c0:2eff:fe30:a14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241:5a20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8:fd5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4a:3661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203:1214::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406:da18:f7c:4351:f62c:5013:379b:363e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3:b0c0:3:f0::9:1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231:281f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7b40:50d1:e6a0::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5011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da72::2: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2:ffb8::208:72:57:2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70:25:7c8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70:18:e9e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8:c30f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bbe0:cc:0:62a4:4cff:fe23:751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40e8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1:ab6b::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2:2f5b:a5f9::2f5b:a5f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403:34e8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10:3781:2f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2f0e:110:5200:84b0:4d08:ea65:679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160:4224::2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20:9279::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2:216c::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4480:2:1:38:102:69:7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120b:c3d1:b610:894a:f9b5:960a:4a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700:3020::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7c8:d006:e2:5054:ff:fe49:1869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50:23c7::10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60:10aa::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7:5300:60:221e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0:f820:433::3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607:5300:60:980c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bc8:4700:2100::3b1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9cf1:5be::9cf1:5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3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a0:3001::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41:4f07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3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2:5409::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1:716e::2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1:728a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2e7::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1:440b::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0:8361::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a0:23fe::2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22:809::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512a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0:94c7::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21:2f8::2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5247::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1:82a7::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2:5118::2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20e7::2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14b3::2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d27d:1ff1::d27d:1ff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2:4a4::2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0:44af::2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3165::2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0:8417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3349::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2:52f1::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0:11d7::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1:72b1::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1122::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a0:41f6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1:71a5::2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0:2088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0:904e::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0:722b::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a0:3043::2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41:224b::2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a0:53a8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2:3c1::2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0:7256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0:8442::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70b6::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0:84ed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64c7::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21:44a5::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4116::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1:8041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0:90b7::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1:3a1::2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1:9289::2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60cd::2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314a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1:21d2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636f::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a0:81bb::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a0:910b::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0:2126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a0:24c1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1:83c4::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333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2b3::2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a0:10bb::2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0:7346::2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7381::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20:427e::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0:93c7::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1:50a6::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1:62c1::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128e::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1:3354::2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1cc::2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1:2054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0:64c6::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a0:64f6::2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0:5274::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5109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946c::2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710b::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1:5375::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2:e7::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2:369::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70ed::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11e5::2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51e7::2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63a2::2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2:3493::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1228::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0:3219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0:7113::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40:3023::2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40:94ab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1:305::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10ae::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1:2405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2:4102::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9349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1:40f3::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40:305e::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20:4236::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a0:839a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1:14f0::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0:8902::f03c:91ff:fea5:ebb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4a:10a0::fa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211:79f::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19f0:6001:1743:5400:1ff:fed2:299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af8:fab0:804:151:236:34:16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c1c:3bfa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2022:9406::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3:6000:b800:b000::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7:5741:0:7cd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5dbd:91a9::5dbd:91a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7a0:2:1511:ae1f:6bff:fe20:4c7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0:1838:36:17::38cb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0:71af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c6c8:2bd7::c6c8:2bd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5:f480:1800:10b:5400:2ff:fef1:f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c1c:b66f::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d2a0:a:3d00:1cdf:38bb:a7d6:c25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151:4372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a0:410b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4:2180:1:e::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0a:3e62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4:2dc0:100:6b3::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1838:36:5d::bae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1:32f4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0:53c6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e:38a:3525:200:51d3:729e:127c:1d9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2015:9881::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400:6180:0:d0::f17:c0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b00:807c:1b00:34ca:6763:b3da:bc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19f0:5801:a08:5400:2ff:fe41:b5f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200:7222::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31:915::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1838:36:7d::d3c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211:23ca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41:52e2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2:23c6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8070:2492:1c00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602:1d12::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354e::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5:c000:2a0a:1::10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10a:239c::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0:6c56:7700:c101:5189:fa01:de63:fd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73:54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0:7b80:452:4000::1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4b:47df::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c207:2016:2394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348:62:5ef7::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201:208b::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5:9880:400:c3:505:f712:e60e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0:1f16:c79:1a20:6a20:4665:f23c:b72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3a:13db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1:8b26: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210:5445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da8:215:805:15b5:856c:9974:310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9:2a:2510::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7:5741:0:1208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70:8:2e1::4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e0:1104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0c:5b3e::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e0a:17e:9e10:b25c:daff:fe38:c0ac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bc8:608:641::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678:7dc:8::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1:602:8d80:b63:dc3e:24ff:fe92:5eb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1d0:a:f519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5:fc87:4::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60:7365::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201:3100::3b7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4:6000:1013:1083:25e7:5f41:ac54:48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140:3254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31:45d1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5:fc87:1:6::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ba0:cafe:1a3::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d:1a:759:6000:a7b1:451a:8874:e1a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c2c:a4c7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70:1f07:803:20c:29ff:fe2d: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4a:1dee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4a:1def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20:6e:a000:2001::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50:7149::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5:6d40:b94e:d100:225:90ff:fe0d:cfc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7:5300:203:2fac::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801:7819:74:b745:b9d5:ff10:aaec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71:b4f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a:2517::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8d8:939:1900::77:9e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1004:19b4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71:3248::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5:e5c0:0:100:250:56ff:feb9:d6c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a:4c49::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41:147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2018:4790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241:aec::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8:294a: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c207:3001:4820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70:1f08:3cc::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70:6c80:101::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6:a000:4d87:1300::fc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1d0:602:b1a::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0:24ef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41:13a5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801:7821:77:be76:4eff:fe10:c7f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67c:1220:80c::93e5:dd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203:45d1::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010:2739::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3002:8456::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2a:2518::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70:6c80:3::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c207:3002:5642::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19f0:5:1f93:5400:1ff:fe7a:c65a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20:93f8::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7b40:4f62:19ae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2:7ba8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71:2bdc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8:c67c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c207:3001:9320::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8f8:1729:6da4:1089:e28:338b:ab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e35:2ff1:46b0:4b62:b66:b10e:ad9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1d0:602:910::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62:4002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3:b0c0:3:d0::d49:c0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c:b81::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0b:211c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5f0:beef:5:0:3:0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620:6e:a000:1:42:42:42: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20:6e:a000:3001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e42:103:100::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0b:ee1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60:2218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202:6350::1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2:33a2::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de36::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3:90c0:2c6::b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2:4e5a:5bdc::4e5a:5bd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8:9c6e::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4:3542:1000:910:8492:b8ff:fe91:4a2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2:2d78::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5:e000:152b:89e6:84a8:18ee:205e:c5b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7a7:2:1467:ec4:7aff:fee2:569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2:5be8:6974::5be8:69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8:e3e4::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4:3543:1000:2310:8492:b8ff:fe91:70f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7a7:2:131b:20c:29ff:fe9a:392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192:4a5::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120b:2c27:d690:19f2:b59f:acaa:270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5052:4d8a::5052:4d8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0b:f44::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d1b1:5615::d1b1:56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700:3a25::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60:7477::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4:4500::2e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b:4eb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c010:59e7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c2c:8490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2022:4865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2b:2449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b:2186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a:2911::42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171:2a9e::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e00:fff0:426::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10a:2e4c::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1008:494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7b40:592f:a073::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2d71:6d6c::2d71:6d6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61:134d::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2d71:6d6d::2d71:6d6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700:198b: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table:number-columns-repeated="3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4b:3f06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401:1800:7800:105:be76:4eff:fe1c:b3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b98:dc2:41:216:3eff:fe18:65b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 office:value-type="string" calcext:value-type="string">
            <text:p>INDECISIVE</text:p>
          </table:table-cell>
          <table:table-cell table:number-columns-repeated="3"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a01:4f8:221:3056::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a:2b86::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1d0:203:3739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2:c205:2015:2475::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2:c207:2014:4199::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ba8:1f1:f0fe::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303:3e72: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1000:1794: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7c8:d005:240:5054:ff:fe0a:2f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10:150:8000:db::3d:57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1004:74e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a0:2239::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203:1112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1d0:800:1596::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21:200d::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0:3096::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806:2f0:91e1:f6f8:50bb:a0bd:e2d8:9b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c207:2019:7206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71:4dc::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8473::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c2c:3500::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7:5300:60:740a: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c0c:85bf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4:a880:800:a1::86a:30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INDECIS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604:a880:2:d0::2ee:6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648:2800:131:4b1f:f6fc:20f7:f99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2f5a:562a::2f5a:562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3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180:6:1::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FLICT</text:p>
          </table:table-cell>
          <table:table-cell table:number-columns-repeated="3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73:1622::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c1c:bad::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a01:4f8:191:412b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470:88ff:2e::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table:number-columns-repeated="3"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01:41d0:303:68cd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2a:1ce0::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91:814d::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50:2458::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2:80e0:0:e::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1:3449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200:402a::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a01:4f8:192:628a::8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202:3e6::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4:2180:1:7::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01:bc8:3bec:100::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NDECISIVE</text:p>
          </table:table-cell>
          <table:table-cell office:value-type="string" calcext:value-type="string">
            <text:p>POSI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1:b140::44:1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INDECIS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401:b140:1::100: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2:b280:6060::b280:606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NDECISIVE</text:p>
          </table:table-cell>
          <table:table-cell table:number-columns-repeated="2"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10:536e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table:number-columns-repeated="3"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a02:2f0d:813:6800:5e9a:d8ff:fe57:8bc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3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600:1700:daa:90::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4b8:4195:1801:5c73:5d67:d2a6:99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GATIVE</text:p>
          </table:table-cell>
          <table:table-cell table:number-columns-repeated="3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604:2dc0:100:240f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604:2dc0:100:2431::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91:418f::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8:151:2269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001:67c:16dc:1201:5054:ff:fe17:4da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FLICT</text:p>
          </table:table-cell>
          <table:table-cell table:number-columns-repeated="3"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office:value-type="string" calcext:value-type="string">
            <text:p>2a01:4f9:2a:1550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 office:value-type="string" calcext:value-type="string">
            <text:p>INDECIS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607:5300:203:44cb::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NDECISIVE</text:p>
          </table:table-cell>
          <table:table-cell office:value-type="string" calcext:value-type="string">
            <text:p>POSI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001:41d0:1000:36a::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NDECISIVE</text:p>
          </table:table-cell>
          <table:table-cell table:number-columns-repeated="2" office:value-type="string" calcext:value-type="string">
            <text:p>POSITIVE</text:p>
          </table:table-cell>
          <table:table-cell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9:2a:6e3::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NDECISIVE</text:p>
          </table:table-cell>
          <table:table-cell office:value-type="string" calcext:value-type="string">
            <text:p>POSITIVE</text:p>
          </table:table-cell>
          <table:table-cell table:number-columns-repeated="2" office:value-type="string" calcext:value-type="string">
            <text:p>INDECISIVE</text:p>
          </table:table-cell>
        </table:table-row>
        <table:table-row table:style-name="ro1">
          <table:table-cell office:value-type="string" calcext:value-type="string">
            <text:p>2a01:4f8:13b:29d4::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 office:value-type="string" calcext:value-type="string">
            <text:p>INDECISIVE</text:p>
          </table:table-cell>
          <table:table-cell table:number-columns-repeated="3"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001:41d0:8:b7a3::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EGATIVE</text:p>
          </table:table-cell>
          <table:table-cell table:number-columns-repeated="2"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001:41d0:303:2b2b: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ITIVE</text:p>
          </table:table-cell>
          <table:table-cell table:number-columns-repeated="3" office:value-type="string" calcext:value-type="string">
            <text:p>INDECISIVE</text:p>
          </table:table-cell>
          <table:table-cell table:number-columns-repeated="3"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a01:4f8:173:230a::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NDECISIVE</text:p>
          </table:table-cell>
          <table:table-cell office:value-type="string" calcext:value-type="string">
            <text:p>POSITIVE</text:p>
          </table:table-cell>
          <table:table-cell table:number-columns-repeated="2" office:value-type="string" calcext:value-type="string">
            <text:p>INDECISIVE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19.348cm" svg:y="1.59cm">
            <draw:object draw:notify-on-update-of-ranges="Sheet2.B2:Sheet2.B2 Sheet2.B3:Sheet2.B11 Sheet2.C2:Sheet2.C2 Sheet2.C3:Sheet2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frequencies</text:p>
          </table:table-cell>
          <table:table-cell/>
          <table:table-cell office:value-type="float" office:value="1173" calcext:value-type="float">
            <text:p>1173</text:p>
          </table:table-cell>
          <table:table-cell table:style-name="Default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#Siblings assigned</text:p>
          </table:table-cell>
          <table:table-cell office:value-type="string" calcext:value-type="string">
            <text:p>#Peers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matrix-columns-spanned="1" table:number-matrix-rows-spanned="11" table:formula="of:=FREQUENCY([$'peer-stats.v6.st'.B2:.B1174];[.A3:.A12])" office:value-type="float" office:value="256" calcext:value-type="float">
            <text:p>256</text:p>
          </table:table-cell>
          <table:table-cell table:formula="of:=[.C3]/[.$C$1]" office:value-type="percentage" office:value="0.218243819266837" calcext:value-type="percentage">
            <text:p>21.82%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formula="of:=[.C4]/[.$C$1]" office:value-type="percentage" office:value="0.319693094629156" calcext:value-type="percentage">
            <text:p>31.97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-20</text:p>
          </table:table-cell>
          <table:table-cell office:value-type="float" office:value="228" calcext:value-type="float">
            <text:p>228</text:p>
          </table:table-cell>
          <table:table-cell table:formula="of:=[.C5]/[.$C$1]" office:value-type="percentage" office:value="0.194373401534527" calcext:value-type="percentage">
            <text:p>19.44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1-40</text:p>
          </table:table-cell>
          <table:table-cell office:value-type="float" office:value="91" calcext:value-type="float">
            <text:p>91</text:p>
          </table:table-cell>
          <table:table-cell table:formula="of:=[.C6]/[.$C$1]" office:value-type="percentage" office:value="0.0775788576300085" calcext:value-type="percentage">
            <text:p>7.76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1-60</text:p>
          </table:table-cell>
          <table:table-cell office:value-type="float" office:value="60" calcext:value-type="float">
            <text:p>60</text:p>
          </table:table-cell>
          <table:table-cell table:formula="of:=[.C7]/[.$C$1]" office:value-type="percentage" office:value="0.051150895140665" calcext:value-type="percentage">
            <text:p>5.12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61-80</text:p>
          </table:table-cell>
          <table:table-cell office:value-type="float" office:value="42" calcext:value-type="float">
            <text:p>42</text:p>
          </table:table-cell>
          <table:table-cell table:formula="of:=[.C8]/[.$C$1]" office:value-type="percentage" office:value="0.0358056265984655" calcext:value-type="percentage">
            <text:p>3.58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1-100</text:p>
          </table:table-cell>
          <table:table-cell office:value-type="float" office:value="76" calcext:value-type="float">
            <text:p>76</text:p>
          </table:table-cell>
          <table:table-cell table:formula="of:=[.C9]/[.$C$1]" office:value-type="percentage" office:value="0.0647911338448423" calcext:value-type="percentage">
            <text:p>6.48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01-177</text:p>
          </table:table-cell>
          <table:table-cell office:value-type="float" office:value="29" calcext:value-type="float">
            <text:p>29</text:p>
          </table:table-cell>
          <table:table-cell table:formula="of:=[.C10]/[.$C$1]" office:value-type="percentage" office:value="0.0247229326513214" calcext:value-type="percentage">
            <text:p>2.47%</text:p>
          </table:table-cell>
        </table:table-row>
        <table:table-row table:style-name="ro1">
          <table:table-cell/>
          <table:table-cell office:value-type="string" calcext:value-type="string">
            <text:p>178-254</text:p>
          </table:table-cell>
          <table:table-cell office:value-type="float" office:value="16" calcext:value-type="float">
            <text:p>16</text:p>
          </table:table-cell>
          <table:table-cell table:formula="of:=[.C11]/[.$C$1]" office:value-type="percentage" office:value="0.0136402387041773" calcext:value-type="percentage">
            <text:p>1.36%</text:p>
          </table:table-cell>
        </table:table-row>
        <table:table-row table:style-name="ro1">
          <table:table-cell table:number-columns-repeated="2"/>
          <table:table-cell office:value-type="string" office:string-value="" calcext:value-type="error">
            <text:p>#N/A</text:p>
          </table:table-cell>
          <table:table-cell table:style-name="Default"/>
        </table:table-row>
        <table:table-row table:style-name="ro1">
          <table:table-cell office:value-type="string" calcext:value-type="string">
            <text:p>more</text:p>
          </table:table-cell>
          <table:table-cell/>
          <table:table-cell office:value-type="string" office:string-value="" calcext:value-type="error">
            <text:p>#N/A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17T06:20:48.422723756</dc:date>
    <meta:editing-duration>PT1H30M49S</meta:editing-duration>
    <meta:editing-cycles>6</meta:editing-cycles>
    <meta:generator>LibreOffice/7.0.4.2$Linux_X86_64 LibreOffice_project/00$Build-2</meta:generator>
    <meta:document-statistic meta:table-count="2" meta:cell-count="117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54cm" svg:y="0.316cm" chart:style-name="ch2">
          <text:p># IPv4 Siblings Assigned To Each IPv6</text:p>
        </chart:title>
        <chart:plot-area chart:style-name="ch3" table:cell-range-address="Sheet2.B2:Sheet2.C11" chart:data-source-has-labels="both" svg:x="1.331cm" svg:y="1.275cm" svg:width="14.349cm" svg:height="6.564cm">
          <chart:coordinate-region svg:x="2.138cm" svg:y="1.474cm" svg:width="13.542cm" svg:height="5.718cm"/>
          <chart:axis chart:dimension="x" chart:name="primary-x" chart:style-name="ch4" chartooo:axis-type="auto">
            <chartooo:date-scale/>
            <chart:title svg:x="7.376cm" svg:y="8.019cm" chart:style-name="ch5">
              <text:p># IPv4 Siblings</text:p>
            </chart:title>
            <chart:categories table:cell-range-address="Sheet2.B3:Sheet2.B11"/>
          </chart:axis>
          <chart:axis chart:dimension="y" chart:name="primary-y" chart:style-name="ch6">
            <chart:title svg:x="0.451cm" svg:y="5.527cm" chart:style-name="ch7">
              <text:p># IPv6 Peers</text:p>
            </chart:title>
            <chart:grid chart:style-name="ch8" chart:class="major"/>
          </chart:axis>
          <chart:series chart:style-name="ch9" chart:values-cell-range-address="Sheet2.C3:Sheet2.C11" chart:label-cell-address="Sheet2.C2:Sheet2.C2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Peers</text:p>
                <draw:g>
                  <svg:desc>Sheet2.C2:She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Sheet2.B3:Sheet2.B11</svg:desc>
                </draw:g>
              </table:table-cell>
              <table:table-cell office:value-type="float" office:value="256">
                <text:p>256</text:p>
                <draw:g>
                  <svg:desc>Sheet2.C3:Sheet2.C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-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1-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1-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-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-1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-1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8-25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